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left="-0.0035in" fo:margin-right="0in" fo:text-indent="-0.0071in" style:auto-text-indent="false"/>
    </style:style>
    <style:style style:name="P2" style:family="paragraph" style:parent-style-name="Standard">
      <style:paragraph-properties fo:margin-left="-0.0035in" fo:margin-right="0in" fo:text-indent="-0.0071in" style:auto-text-indent="false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4" style:family="paragraph" style:parent-style-name="Standard">
      <style:paragraph-properties fo:margin-left="-0.0035in" fo:margin-right="0.5209in" fo:text-indent="-0.0071in" style:auto-text-indent="false"/>
    </style:style>
    <style:style style:name="P5" style:family="paragraph" style:parent-style-name="Standard">
      <style:paragraph-properties fo:margin-left="-0.0035in" fo:margin-right="0in" fo:text-indent="-0.0071in" style:auto-text-indent="false"/>
      <style:text-properties officeooo:paragraph-rsid="00115951"/>
    </style:style>
    <style:style style:name="P6" style:family="paragraph" style:parent-style-name="Standard">
      <style:paragraph-properties fo:margin-left="-0.0035in" fo:margin-right="0in" fo:text-indent="-0.0071in" style:auto-text-indent="false"/>
      <style:text-properties officeooo:rsid="001553aa" officeooo:paragraph-rsid="001553aa"/>
    </style:style>
    <style:style style:name="P7" style:family="paragraph" style:parent-style-name="Heading_20_1">
      <style:paragraph-properties fo:margin-left="-0.0035in" fo:margin-right="0in" fo:text-indent="-0.0071in" style:auto-text-indent="false"/>
      <style:text-properties officeooo:rsid="001553aa" officeooo:paragraph-rsid="001553aa"/>
    </style:style>
    <style:style style:name="P8" style:family="paragraph" style:parent-style-name="Standard">
      <style:paragraph-properties fo:margin-left="-0.0035in" fo:margin-right="0.5209in" fo:text-indent="-0.0071in" style:auto-text-indent="false"/>
      <style:text-properties officeooo:paragraph-rsid="00186bfc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style:font-size-asian="16pt"/>
    </style:style>
    <style:style style:name="T3" style:family="text">
      <style:text-properties style:text-underline-style="solid" style:text-underline-width="auto" style:text-underline-color="#000000"/>
    </style:style>
    <style:style style:name="T4" style:family="text">
      <style:text-properties style:text-underline-style="solid" style:text-underline-width="auto" style:text-underline-color="#000000" officeooo:rsid="00186bfc"/>
    </style:style>
    <style:style style:name="T5" style:family="text">
      <style:text-properties officeooo:rsid="00115951"/>
    </style:style>
    <style:style style:name="T6" style:family="text">
      <style:text-properties fo:color="#000000" loext:opacity="100%" style:font-name="Calibri" style:font-name-asian="Calibri1" style:font-name-complex="Calibri1"/>
    </style:style>
    <style:style style:name="T7" style:family="text">
      <style:text-properties fo:color="#000000" loext:opacity="100%" style:font-name="Calibri" officeooo:rsid="00115951" style:font-name-asian="Calibri1" style:font-name-complex="Calibri1"/>
    </style:style>
    <style:style style:name="T8" style:family="text">
      <style:text-properties officeooo:rsid="00186b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Teilnahme- und Veranstaltungsbedingungen</text:span></text:p>
      <text:p text:style-name="P3"/>
      <text:h text:style-name="P7" text:outline-level="1">Jugendschutz</text:h>
      <text:p text:style-name="P6">Für die Teilnahme ist ein Mindestalter von 1<text:span text:style-name="T8">6</text:span> Jahren erforderlich.</text:p>
      <text:p text:style-name="P2"/>
      <text:h text:style-name="P1" text:outline-level="1">Haftungsausschluss</text:h>
      <text:p text:style-name="P2">Im Rahmen der Teilnahme an der Veranstaltung „Hackathon 202<text:span text:style-name="T8">3</text:span>“ stell<text:span text:style-name="T5">en</text:span> Teilnehme<text:span text:style-name="T5">nde</text:span> den Digitale Oberlausitz e. V. <text:span text:style-name="T6">–</text:span> im folgenden<text:span text:style-name="T5"> als</text:span> Veranstalter <text:span text:style-name="T5">bezeichnet </text:span><text:span text:style-name="T7">–</text:span> von Haftungsansprüchen für Sachschäd<text:bookmark text:name="_GoBack"/>en aller Art – auch gegenüber Dritter – frei. Dies gilt nicht für Schäden aus der Verletzung des Lebens, des Körpers oder der Gesundheit, die auf einer vorsätzlichen oder fahrlässigen Pflichtverletzung – auch eines Erfüllungsgehilfen des Veranstalters – beruhen und ferner nicht für sonstige Schäden, die auf einer vorsätzlichen oder grob fahrlässigen Pflichtverletzung – auch eines Erfüllungsgehilfen des Veranstalters – beruhen. Dies gilt des Weiteren nicht bei der Verletzung von Pflichten, deren Erfüllung die ordnungsgemäße Durchführung des Vertrages überhaupt erst ermöglicht und auf deren Einhaltung d<text:span text:style-name="T5">ie</text:span> Teilnehme<text:span text:style-name="T5">nden </text:span>regelmäßig vertrauen d<text:span text:style-name="T5">ürfen</text:span> (Kardinalpflichten). Bei der Verletzung von Kardinalpflichten ist die Haftung des Veranstalters in Fällen einfacher Fahrlässigkeit beschränkt auf vorhersehbare, typischerweise eintretende Schäden. Sillschweigende Haftungsausschlüsse bleiben von vorstehender Haftungsausschlussklausel unberührt.</text:p>
      <text:p text:style-name="P2"/>
      <text:h text:style-name="P1" text:outline-level="1">Herstellung und Verwendung von Bild-, Ton- und Videoaufnahmen</text:h>
      <text:p text:style-name="P8">Teilnehme<text:span text:style-name="T5">nde </text:span>erklär<text:span text:style-name="T5">en</text:span> sich für die Dauer des „Hackathon 202<text:span text:style-name="T8">3</text:span>“ mit der Herstellung von Bild-, Ton- und Videoaufnahmen <text:span text:style-name="T5">der eigenen</text:span> Person, insbesondere der Aufnahme mittels einer Digitalkamera, einverstanden. Das Einverständnis erstreckt sich auch auf die Abbildung und Vervielfältigung der Bild-, Ton- und Videoaufnahmen in der Presse, Fernsehen, Printmedien und auf den Webs<text:span text:style-name="T5">ites</text:span> <text:a xlink:type="simple" xlink:href="https://digitale-oberlausitz.eu/" text:style-name="Internet_20_link" text:visited-style-name="Visited_20_Internet_20_Link"><text:span text:style-name="T3">digitale-oberlausitz.eu</text:span></text:a>, <text:a xlink:type="simple" xlink:href="https://facebook.com/DigitaleOL" text:style-name="Internet_20_link" text:visited-style-name="Visited_20_Internet_20_Link"><text:span text:style-name="T3">facebook.com/DigitaleO</text:span><text:span text:style-name="T4">L</text:span></text:a>, <text:a xlink:type="simple" xlink:href="https://twitter.com/DigitaleOL" text:style-name="Internet_20_link" text:visited-style-name="Visited_20_Internet_20_Link">https://twitter.com/DigitaleOL</text:a> (jederzeit weltweit <text:span text:style-name="T5">öffentlich</text:span> abrufbar) zum Zwecke der Information und Werbung.</text:p>
      <text:p text:style-name="P4"/>
      <text:h text:style-name="P1" text:outline-level="1">Haftungsbeschränkung des Veranstalters</text:h>
      <text:p text:style-name="P5">Der Veranstalter haftet nicht für Verlust oder Beschädigung <text:span text:style-name="T5">von </text:span>auf die Veranstaltung mitgebrachte<text:span text:style-name="T5">n</text:span> Gegenstände<text:span text:style-name="T5">n</text:span>, es sei denn, der Verlust oder die Beschädigung dieser Gegenstände ist auf vorsätzliches oder grob fahrlässiges Verhalten <text:span text:style-name="T5">seiner</text:span> Mitarbeite<text:span text:style-name="T5">nden</text:span>, <text:span text:style-name="T5">Aushilfen</text:span> oder sonstiger Erfüllungsgehilfen zurückzuführen. <text:span text:style-name="T5">Es wird </text:span>daher <text:span text:style-name="T5">darum gebeten</text:span>, keine Wertgegenstände oder wichtige Materialien am Ort der jeweiligen Veranstaltungen unbeaufsichtigt zu lassen oder zurückzulassen.</text:p>
      <text:p text:style-name="P2"/>
      <text:h text:style-name="P1" text:outline-level="1">Datenschutz</text:h>
      <text:p text:style-name="P4">Teilnehmende <text:span text:style-name="T5">nehmen</text:span> davon Kenntnis, dass im Rahmen der Durchführung des „Hackathon 202<text:span text:style-name="T8">3</text:span>“ Daten auf Datenträgern gespeichert und nach den gesetzlichen Bestimmungen zum Datenschutz verarbeitet werden können. Die Teilnehme<text:span text:style-name="T5">nden</text:span> sind jederzeit berechtigt, der o. g. Verwendung der Bild-, Ton- und Videoszenen in Zukunft zu widersprechen. Eine E-Mail an <text:span text:style-name="T3">hackathon@digitale-oberlausitz.eu</text:span> oder ein kurzer Hinweis an d<text:span text:style-name="T5">as Orga-Team</text:span> genüg<text:span text:style-name="T5">en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Tahoma" style:font-size-asian="11pt" style:language-asian="de" style:country-asian="DE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de" fo:country="DE" style:letter-kerning="false" style:font-name-asian="Tahoma" style:font-size-asian="11pt" style:language-asian="de" style:country-asian="DE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071in" fo:margin-right="0in" fo:margin-top="0in" fo:margin-bottom="0.002in" style:contextual-spacing="false" fo:line-height="108%" fo:text-align="start" style:justify-single-word="false" fo:orphans="2" fo:widows="2" fo:text-indent="-0.0071in" style:auto-text-indent="false" style:writing-mode="lr-tb"/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next-style-name="Standard" loext:linked-style-name="Überschrift_20_1_20_Zchn" style:default-outline-level="1" style:list-style-name="" style:class="text">
      <style:paragraph-properties fo:margin-left="0.0071in" fo:margin-right="0in" fo:margin-top="0in" fo:margin-bottom="0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Balloon_20_Text" style:display-name="Balloon Text" style:family="paragraph" style:parent-style-name="Standard" loext:linked-style-name="Sprechblasentext_20_Zchn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Überschrift_20_1_20_Zchn" style:display-name="Überschrift 1 Zchn" style:family="text" loext:linked-style-name="Heading_20_1">
      <style:text-properties fo:color="#000000" loext:opacity="100%"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Calibri1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Sprechblasentext_20_Zchn" style:display-name="Sprechblasentext Zchn" style:family="text" style:parent-style-name="Default_20_Paragraph_20_Font" loext:linked-style-name="Balloon_20_Text">
      <style:text-properties fo:color="#000000" loext:opacity="100%"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loext:padding="0in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loext:padding="0in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loext:padding="0in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loext:padding="0in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loext:padding="0in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loext:padding="0in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loext:padding="0in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loext:padding="0in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loext:padding="0in" loext:border="none" loext:shadow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text:style-name="ListLabel_20_2" loext:num-list-format="%2%" style:num-format="a" style:num-letter-sync="true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3" text:style-name="ListLabel_20_3" loext:num-list-format="%3%" style:num-format="i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5" text:style-name="ListLabel_20_5" loext:num-list-format="%5%" style:num-format="a" style:num-letter-sync="true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6" text:style-name="ListLabel_20_6" loext:num-list-format="%6%" style:num-format="i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8" text:style-name="ListLabel_20_8" loext:num-list-format="%8%" style:num-format="a" style:num-letter-sync="true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9" text:style-name="ListLabel_20_9" loext:num-list-format="%9%" style:num-format="i">
        <style:list-level-properties text:list-level-position-and-space-mode="label-alignment">
          <style:list-level-label-alignment text:label-followed-by="listtab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2.0417in" style:num-format="1" style:print-orientation="portrait" fo:margin-top="1.3283in" fo:margin-bottom="0.8339in" fo:margin-left="0.8654in" fo:margin-right="0.7201in" style:writing-mode="lr-tb" style:layout-grid-color="#c0c0c0" style:layout-grid-lines="2509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eilnahmebedingungen Görlitz Hackathon 2022</dc:title>
    <meta:editing-cycles>5</meta:editing-cycles>
    <meta:creation-date>2022-09-01T19:43:15.306918169</meta:creation-date>
    <meta:editing-duration>PT3H44M38S</meta:editing-duration>
    <meta:generator>LibreOffice/7.4.2.3$MacOSX_AARCH64 LibreOffice_project/382eef1f22670f7f4118c8c2dd222ec7ad009daf</meta:generator>
    <dc:date>2023-07-14T17:48:13.019029990</dc:date>
    <meta:document-statistic meta:table-count="0" meta:image-count="0" meta:object-count="0" meta:page-count="1" meta:paragraph-count="11" meta:word-count="341" meta:character-count="2838" meta:non-whitespace-character-count="2500"/>
    <meta:template xlink:type="simple" xlink:actuate="onRequest" xlink:title="Normal.dotm" xlink:href=""/>
  </office:meta>
</office:document-meta>
</file>